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margin-top="0cm" fo:margin-bottom="0.199cm"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top="0cm" fo:margin-bottom="0.199cm"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margin-top="0cm" fo:margin-bottom="0.199cm" fo:text-align="justify" style:justify-single-word="false"/>
    </style:style>
    <style:style style:name="P5" style:family="paragraph" style:parent-style-name="Standard">
      <style:paragraph-properties fo:margin-top="0cm" fo:margin-bottom="0.199cm" fo:text-align="justify" style:justify-single-word="false"/>
      <style:text-properties fo:font-style="normal" style:font-style-asian="normal" style:font-style-complex="normal"/>
    </style:style>
    <style:style style:name="P6" style:family="paragraph" style:parent-style-name="Standard">
      <style:paragraph-properties fo:margin-top="0cm" fo:margin-bottom="0.199cm"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margin-top="0cm" fo:margin-bottom="0.199cm" fo:text-align="justify" style:justify-single-word="false"/>
      <style:text-properties fo:font-weight="bold" style:font-weight-asian="bold" style:font-weight-complex="bold"/>
    </style:style>
    <style:style style:name="P8" style:family="paragraph" style:parent-style-name="Standard">
      <style:paragraph-properties fo:margin-top="0cm" fo:margin-bottom="0.199cm" fo:text-align="justify"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margin-left="0cm" fo:margin-right="0cm" fo:margin-top="0cm" fo:margin-bottom="0.199cm" fo:text-align="justify" style:justify-single-word="false" fo:text-indent="0cm" style:auto-text-indent="false"/>
    </style:style>
    <style:style style:name="P10" style:family="paragraph" style:parent-style-name="Standard">
      <style:paragraph-properties fo:margin-left="0cm" fo:margin-right="0cm" fo:margin-top="0cm" fo:margin-bottom="0.199cm" fo:text-align="justify" style:justify-single-word="false" fo:text-indent="0cm" style:auto-text-indent="false"/>
      <style:text-properties fo:font-weight="bold" style:font-weight-asian="bold" style:font-weight-complex="bold"/>
    </style:style>
    <style:style style:name="P11" style:family="paragraph" style:parent-style-name="Standard">
      <style:paragraph-properties fo:margin-top="0cm" fo:margin-bottom="0cm" fo:text-align="justify" style:justify-single-word="false"/>
      <style:text-properties fo:font-style="normal" style:font-style-asian="normal" style:font-style-complex="normal"/>
    </style:style>
    <style:style style:name="P12" style:family="paragraph" style:parent-style-name="Standard">
      <style:paragraph-properties fo:margin-top="0cm" fo:margin-bottom="0cm" fo:text-align="justify"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fo:margin-left="2cm" fo:margin-right="0cm" fo:margin-top="0cm" fo:margin-bottom="0cm" fo:text-align="justify" style:justify-single-word="false" fo:text-indent="0cm" style:auto-text-indent="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margin-left="2cm" fo:margin-right="0cm" fo:margin-top="0cm" fo:margin-bottom="0.199cm" fo:text-align="justify" style:justify-single-word="false" fo:text-indent="0cm" style:auto-text-indent="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Footnote">
      <style:paragraph-properties fo:text-align="justify" style:justify-single-word="false"/>
    </style:style>
    <style:style style:name="P16" style:family="paragraph" style:parent-style-name="Standard" style:list-style-name="L1">
      <style:paragraph-properties fo:margin-top="0cm" fo:margin-bottom="0.199cm" fo:text-align="justify" style:justify-single-word="false"/>
    </style:style>
    <style:style style:name="P17" style:family="paragraph" style:parent-style-name="Standard">
      <style:paragraph-properties fo:margin-top="0cm" fo:margin-bottom="0.199cm" fo:text-align="justify" style:justify-single-word="false"/>
      <style:text-properties fo:font-style="normal" style:font-style-asian="normal" style:font-style-complex="normal"/>
    </style:style>
    <style:style style:name="P18" style:family="paragraph" style:parent-style-name="Standard">
      <style:paragraph-properties fo:margin-top="0cm" fo:margin-bottom="0cm" fo:text-align="justify"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paragraph-properties fo:margin-top="0cm" fo:margin-bottom="0cm"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style:font-name="Courier New" fo:font-size="10pt" fo:font-weight="bold" style:font-size-asian="10pt" style:font-weight-asian="bold" style:font-size-complex="10pt" style:font-weight-complex="bold"/>
    </style:style>
    <style:style style:name="T7"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style:text-position="sub 58%"/>
    </style:style>
    <style:style style:name="T10" style:family="text">
      <style:text-properties style:font-name="Times New Roman" fo:font-weight="bold" style:font-weight-asian="bold" style:font-weight-complex="bold"/>
    </style:style>
    <style:style style:name="T11" style:family="text">
      <style:text-properties style:font-name="Times New Roman" fo:font-style="italic" fo:font-weight="bold" style:font-style-asian="italic" style:font-weight-asian="bold" style:font-style-complex="italic" style:font-weight-complex="bold"/>
    </style:style>
    <style:style style:name="T12" style:family="text">
      <style:text-properties style:font-name="Courier New"/>
    </style:style>
    <style:style style:name="T13" style:family="text">
      <style:text-properties style:font-name="Courier New" fo:font-style="italic" fo:font-weight="bold" style:font-style-asian="italic" style:font-weight-asian="bold" style:font-style-complex="italic" style:font-weight-complex="bold"/>
    </style:style>
    <style:style style:name="T14" style:family="text">
      <style:text-properties style:font-name="Courier New" fo:font-weight="bold" style:font-weight-asian="bold" style:font-weight-complex="bold"/>
    </style:style>
    <style:style style:name="T15" style:family="text">
      <style:text-properties style:font-name="Courier New" fo:font-size="10pt" fo:font-weight="bold"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107637776" text:id="ct107637776">
          <text:deletion>
            <office:change-info>
              <dc:creator>Pawel Gburzynski</dc:creator>
              <dc:date>2011-08-26T23:05:00</dc:date>
            </office:change-info>
            <text:p text:style-name="P1">Towards a unified OSS interface for data collecting praxes</text:p>
          </text:deletion>
        </text:changed-region>
        <text:changed-region xml:id="ct107637880" text:id="ct107637880">
          <text:insertion>
            <office:change-info>
              <dc:creator>Pawel Gburzynski</dc:creator>
              <dc:date>2011-08-19T18:11:00</dc:date>
            </office:change-info>
          </text:insertion>
        </text:changed-region>
        <text:changed-region xml:id="ct107637984" text:id="ct107637984">
          <text:insertion>
            <office:change-info>
              <dc:creator>Pawel Gburzynski</dc:creator>
              <dc:date>2011-08-19T18:11:00</dc:date>
            </office:change-info>
          </text:insertion>
        </text:changed-region>
        <text:changed-region xml:id="ct107638088" text:id="ct107638088">
          <text:insertion>
            <office:change-info>
              <dc:creator>Pawel Gburzynski</dc:creator>
              <dc:date>2011-08-19T18:11:00</dc:date>
            </office:change-info>
          </text:insertion>
        </text:changed-region>
        <text:changed-region xml:id="ct107638192" text:id="ct107638192">
          <text:insertion>
            <office:change-info>
              <dc:creator>Pawel Gburzynski</dc:creator>
              <dc:date>2011-08-19T18:11:00</dc:date>
            </office:change-info>
          </text:insertion>
        </text:changed-region>
        <text:changed-region xml:id="ct107638296" text:id="ct107638296">
          <text:insertion>
            <office:change-info>
              <dc:creator>Pawel Gburzynski</dc:creator>
              <dc:date>2011-08-19T18:12:00</dc:date>
            </office:change-info>
          </text:insertion>
        </text:changed-region>
        <text:changed-region xml:id="ct107638400" text:id="ct107638400">
          <text:insertion>
            <office:change-info>
              <dc:creator>Pawel Gburzynski</dc:creator>
              <dc:date>2011-08-19T18:12:00</dc:date>
            </office:change-info>
          </text:insertion>
        </text:changed-region>
        <text:changed-region xml:id="ct107638504" text:id="ct107638504">
          <text:insertion>
            <office:change-info>
              <dc:creator>Pawel Gburzynski</dc:creator>
              <dc:date>2011-08-19T18:12:00</dc:date>
            </office:change-info>
          </text:insertion>
        </text:changed-region>
        <text:changed-region xml:id="ct107877672" text:id="ct107877672">
          <text:insertion>
            <office:change-info>
              <dc:creator>Pawel Gburzynski</dc:creator>
              <dc:date>2011-08-19T18:12:00</dc:date>
            </office:change-info>
          </text:insertion>
        </text:changed-region>
        <text:changed-region xml:id="ct107877776" text:id="ct107877776">
          <text:insertion>
            <office:change-info>
              <dc:creator>Pawel Gburzynski</dc:creator>
              <dc:date>2011-08-19T20:02:00</dc:date>
            </office:change-info>
          </text:insertion>
        </text:changed-region>
        <text:changed-region xml:id="ct107877880" text:id="ct107877880">
          <text:insertion>
            <office:change-info>
              <dc:creator>Pawel Gburzynski</dc:creator>
              <dc:date>2011-08-19T20:02:00</dc:date>
            </office:change-info>
          </text:insertion>
        </text:changed-region>
        <text:changed-region xml:id="ct107877984" text:id="ct107877984">
          <text:insertion>
            <office:change-info>
              <dc:creator>Pawel Gburzynski</dc:creator>
              <dc:date>2011-08-19T20:03:00</dc:date>
            </office:change-info>
          </text:insertion>
        </text:changed-region>
        <text:changed-region xml:id="ct107878088" text:id="ct107878088">
          <text:insertion>
            <office:change-info>
              <dc:creator>Pawel Gburzynski</dc:creator>
              <dc:date>2011-08-19T20:03:00</dc:date>
            </office:change-info>
          </text:insertion>
        </text:changed-region>
        <text:changed-region xml:id="ct107878192" text:id="ct107878192">
          <text:insertion>
            <office:change-info>
              <dc:creator>Pawel Gburzynski</dc:creator>
              <dc:date>2011-08-19T20:04:00</dc:date>
            </office:change-info>
          </text:insertion>
        </text:changed-region>
        <text:changed-region xml:id="ct107878296" text:id="ct107878296">
          <text:insertion>
            <office:change-info>
              <dc:creator>Pawel Gburzynski</dc:creator>
              <dc:date>2011-08-19T20:05:00</dc:date>
            </office:change-info>
          </text:insertion>
        </text:changed-region>
        <text:changed-region xml:id="ct107878400" text:id="ct107878400">
          <text:insertion>
            <office:change-info>
              <dc:creator>Pawel Gburzynski</dc:creator>
              <dc:date>2011-08-19T20:05:00</dc:date>
            </office:change-info>
          </text:insertion>
        </text:changed-region>
        <text:changed-region xml:id="ct244798168" text:id="ct244798168">
          <text:insertion>
            <office:change-info>
              <dc:creator>Pawel Gburzynski</dc:creator>
              <dc:date>2011-08-19T20:05:00</dc:date>
            </office:change-info>
          </text:insertion>
        </text:changed-region>
        <text:changed-region xml:id="ct107878504" text:id="ct107878504">
          <text:insertion>
            <office:change-info>
              <dc:creator>Pawel Gburzynski</dc:creator>
              <dc:date>2011-08-19T20:05:00</dc:date>
            </office:change-info>
          </text:insertion>
        </text:changed-region>
        <text:changed-region xml:id="ct107878608" text:id="ct107878608">
          <text:insertion>
            <office:change-info>
              <dc:creator>Pawel Gburzynski</dc:creator>
              <dc:date>2011-08-19T20:05:00</dc:date>
            </office:change-info>
          </text:insertion>
        </text:changed-region>
        <text:changed-region xml:id="ct107878712" text:id="ct107878712">
          <text:insertion>
            <office:change-info>
              <dc:creator>Pawel Gburzynski</dc:creator>
              <dc:date>2011-08-19T20:05:00</dc:date>
            </office:change-info>
          </text:insertion>
        </text:changed-region>
        <text:changed-region xml:id="ct107878816" text:id="ct107878816">
          <text:insertion>
            <office:change-info>
              <dc:creator>Pawel Gburzynski</dc:creator>
              <dc:date>2011-08-19T20:05:00</dc:date>
            </office:change-info>
          </text:insertion>
        </text:changed-region>
        <text:changed-region xml:id="ct107878920" text:id="ct107878920">
          <text:insertion>
            <office:change-info>
              <dc:creator>Pawel Gburzynski</dc:creator>
              <dc:date>2011-08-19T20:05:00</dc:date>
            </office:change-info>
          </text:insertion>
        </text:changed-region>
        <text:changed-region xml:id="ct107879024" text:id="ct107879024">
          <text:insertion>
            <office:change-info>
              <dc:creator>Pawel Gburzynski</dc:creator>
              <dc:date>2011-08-19T20:05:00</dc:date>
            </office:change-info>
          </text:insertion>
        </text:changed-region>
        <text:changed-region xml:id="ct107879232" text:id="ct107879232">
          <text:insertion>
            <office:change-info>
              <dc:creator>Pawel Gburzynski</dc:creator>
              <dc:date>2011-08-19T20:05:00</dc:date>
            </office:change-info>
          </text:insertion>
        </text:changed-region>
        <text:changed-region xml:id="ct107879336" text:id="ct107879336">
          <text:insertion>
            <office:change-info>
              <dc:creator>Pawel Gburzynski</dc:creator>
              <dc:date>2011-08-19T20:05:00</dc:date>
            </office:change-info>
          </text:insertion>
        </text:changed-region>
        <text:changed-region xml:id="ct107879440" text:id="ct107879440">
          <text:insertion>
            <office:change-info>
              <dc:creator>Pawel Gburzynski</dc:creator>
              <dc:date>2011-08-19T20:05:00</dc:date>
            </office:change-info>
          </text:insertion>
        </text:changed-region>
        <text:changed-region xml:id="ct107879544" text:id="ct107879544">
          <text:insertion>
            <office:change-info>
              <dc:creator>Pawel Gburzynski</dc:creator>
              <dc:date>2011-08-19T20:05:00</dc:date>
            </office:change-info>
          </text:insertion>
        </text:changed-region>
        <text:changed-region xml:id="ct107879648" text:id="ct107879648">
          <text:insertion>
            <office:change-info>
              <dc:creator>Pawel Gburzynski</dc:creator>
              <dc:date>2011-08-19T20:05:00</dc:date>
            </office:change-info>
          </text:insertion>
        </text:changed-region>
        <text:changed-region xml:id="ct107879752" text:id="ct107879752">
          <text:insertion>
            <office:change-info>
              <dc:creator>Pawel Gburzynski</dc:creator>
              <dc:date>2011-08-19T20:05:00</dc:date>
            </office:change-info>
          </text:insertion>
        </text:changed-region>
        <text:changed-region xml:id="ct107879856" text:id="ct107879856">
          <text:insertion>
            <office:change-info>
              <dc:creator>Pawel Gburzynski</dc:creator>
              <dc:date>2011-08-19T20:05:00</dc:date>
            </office:change-info>
          </text:insertion>
        </text:changed-region>
        <text:changed-region xml:id="ct107879960" text:id="ct107879960">
          <text:insertion>
            <office:change-info>
              <dc:creator>Pawel Gburzynski</dc:creator>
              <dc:date>2011-08-19T20:05:00</dc:date>
            </office:change-info>
          </text:insertion>
        </text:changed-region>
        <text:changed-region xml:id="ct107880064" text:id="ct107880064">
          <text:insertion>
            <office:change-info>
              <dc:creator>Pawel Gburzynski</dc:creator>
              <dc:date>2011-08-19T20:05:00</dc:date>
            </office:change-info>
          </text:insertion>
        </text:changed-region>
        <text:changed-region xml:id="ct107880168" text:id="ct107880168">
          <text:insertion>
            <office:change-info>
              <dc:creator>Pawel Gburzynski</dc:creator>
              <dc:date>2011-08-19T20:05:00</dc:date>
            </office:change-info>
          </text:insertion>
        </text:changed-region>
        <text:changed-region xml:id="ct107880272" text:id="ct107880272">
          <text:insertion>
            <office:change-info>
              <dc:creator>Pawel Gburzynski</dc:creator>
              <dc:date>2011-08-19T20:05:00</dc:date>
            </office:change-info>
          </text:insertion>
        </text:changed-region>
        <text:changed-region xml:id="ct107880376" text:id="ct107880376">
          <text:insertion>
            <office:change-info>
              <dc:creator>Pawel Gburzynski</dc:creator>
              <dc:date>2011-08-19T20:05:00</dc:date>
            </office:change-info>
          </text:insertion>
        </text:changed-region>
        <text:changed-region xml:id="ct107880480" text:id="ct107880480">
          <text:insertion>
            <office:change-info>
              <dc:creator>Pawel Gburzynski</dc:creator>
              <dc:date>2011-08-19T20:30:00</dc:date>
            </office:change-info>
          </text:insertion>
        </text:changed-region>
        <text:changed-region xml:id="ct107880584" text:id="ct107880584">
          <text:insertion>
            <office:change-info>
              <dc:creator>Pawel Gburzynski</dc:creator>
              <dc:date>2011-08-19T20:31:00</dc:date>
            </office:change-info>
          </text:insertion>
        </text:changed-region>
        <text:changed-region xml:id="ct107880688" text:id="ct107880688">
          <text:insertion>
            <office:change-info>
              <dc:creator>Pawel Gburzynski</dc:creator>
              <dc:date>2011-08-19T20:31:00</dc:date>
            </office:change-info>
          </text:insertion>
        </text:changed-region>
        <text:changed-region xml:id="ct107880792" text:id="ct107880792">
          <text:insertion>
            <office:change-info>
              <dc:creator>Pawel Gburzynski</dc:creator>
              <dc:date>2011-08-19T20:31:00</dc:date>
            </office:change-info>
          </text:insertion>
        </text:changed-region>
        <text:changed-region xml:id="ct107880896" text:id="ct107880896">
          <text:insertion>
            <office:change-info>
              <dc:creator>Pawel Gburzynski</dc:creator>
              <dc:date>2011-08-19T20:32:00</dc:date>
            </office:change-info>
          </text:insertion>
        </text:changed-region>
        <text:changed-region xml:id="ct107881000" text:id="ct107881000">
          <text:insertion>
            <office:change-info>
              <dc:creator>Pawel Gburzynski</dc:creator>
              <dc:date>2011-08-19T20:33:00</dc:date>
            </office:change-info>
          </text:insertion>
        </text:changed-region>
        <text:changed-region xml:id="ct107881104" text:id="ct107881104">
          <text:insertion>
            <office:change-info>
              <dc:creator>Pawel Gburzynski</dc:creator>
              <dc:date>2011-08-25T14:14:00</dc:date>
            </office:change-info>
          </text:insertion>
        </text:changed-region>
        <text:changed-region xml:id="ct107881208" text:id="ct107881208">
          <text:insertion>
            <office:change-info>
              <dc:creator>Pawel Gburzynski</dc:creator>
              <dc:date>2011-08-19T20:34:00</dc:date>
            </office:change-info>
          </text:insertion>
        </text:changed-region>
        <text:changed-region xml:id="ct107881312" text:id="ct107881312">
          <text:insertion>
            <office:change-info>
              <dc:creator>Pawel Gburzynski</dc:creator>
              <dc:date>2011-08-19T20:34:00</dc:date>
            </office:change-info>
          </text:insertion>
        </text:changed-region>
        <text:changed-region xml:id="ct107881416" text:id="ct107881416">
          <text:insertion>
            <office:change-info>
              <dc:creator>Pawel Gburzynski</dc:creator>
              <dc:date>2011-08-19T20:35:00</dc:date>
            </office:change-info>
          </text:insertion>
        </text:changed-region>
        <text:changed-region xml:id="ct107881520" text:id="ct107881520">
          <text:insertion>
            <office:change-info>
              <dc:creator>Pawel Gburzynski</dc:creator>
              <dc:date>2011-08-19T20:35:00</dc:date>
            </office:change-info>
          </text:insertion>
        </text:changed-region>
        <text:changed-region xml:id="ct107881624" text:id="ct107881624">
          <text:insertion>
            <office:change-info>
              <dc:creator>Pawel Gburzynski</dc:creator>
              <dc:date>2011-08-19T20:36:00</dc:date>
            </office:change-info>
          </text:insertion>
        </text:changed-region>
        <text:changed-region xml:id="ct108382064" text:id="ct108382064">
          <text:insertion>
            <office:change-info>
              <dc:creator>Pawel Gburzynski</dc:creator>
              <dc:date>2011-08-19T20:36:00</dc:date>
            </office:change-info>
          </text:insertion>
        </text:changed-region>
        <text:changed-region xml:id="ct108382168" text:id="ct108382168">
          <text:insertion>
            <office:change-info>
              <dc:creator>Pawel Gburzynski</dc:creator>
              <dc:date>2011-08-19T20:36:00</dc:date>
            </office:change-info>
          </text:insertion>
        </text:changed-region>
        <text:changed-region xml:id="ct108382272" text:id="ct108382272">
          <text:insertion>
            <office:change-info>
              <dc:creator>Pawel Gburzynski</dc:creator>
              <dc:date>2011-08-19T20:37:00</dc:date>
            </office:change-info>
          </text:insertion>
        </text:changed-region>
        <text:changed-region xml:id="ct108382376" text:id="ct108382376">
          <text:insertion>
            <office:change-info>
              <dc:creator>Pawel Gburzynski</dc:creator>
              <dc:date>2011-08-19T20:37:00</dc:date>
            </office:change-info>
          </text:insertion>
        </text:changed-region>
        <text:changed-region xml:id="ct108382480" text:id="ct108382480">
          <text:insertion>
            <office:change-info>
              <dc:creator>Pawel Gburzynski</dc:creator>
              <dc:date>2011-08-19T20:38:00</dc:date>
            </office:change-info>
          </text:insertion>
        </text:changed-region>
        <text:changed-region xml:id="ct108382584" text:id="ct108382584">
          <text:insertion>
            <office:change-info>
              <dc:creator>Pawel Gburzynski</dc:creator>
              <dc:date>2011-08-19T20: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7637776"/>OSS over XRS: an example</text:p>
      <text:p text:style-name="P3">(for discussion)</text:p>
      <text:p text:style-name="P3">September 2, 2011</text:p>
      <text:p text:style-name="P9"/>
      <text:p text:style-name="P9">Having thought about it for some time, I have come to the conclusion that spontaneous output written by a node to the UART never makes much sense. In other words, one<text:change-start text:change-id="ct107637880"/> seemingly drastic <text:change-end text:change-id="ct107637880"/>simplification that I am prepared to embrace is<text:change-start text:change-id="ct107637984"/> to eliminate <text:change-end text:change-id="ct107637984"/>all<text:change-start text:change-id="ct107638088"/> <text:change-end text:change-id="ct107638088"/>node <text:change-start text:change-id="ct107638192"/>output<text:change-end text:change-id="ct107638192"/>,<text:change-start text:change-id="ct107638296"/> except<text:change-end text:change-id="ct107638296"/> for<text:change-start text:change-id="ct107638400"/> responses to specific queries. In other words, the node <text:change-end text:change-id="ct107638400"/>will<text:change-start text:change-id="ct107638504"/> never write anything unasked<text:change-end text:change-id="ct107638504"/> (there is just one little irrelevant exception – see below)<text:change-start text:change-id="ct107877672"/>.<text:change-end text:change-id="ct107877672"/><text:change-start text:change-id="ct107877776"/></text:p>
      <text:p text:style-name="P10"><text:change-end text:change-id="ct107877776"/>T<text:change-start text:change-id="ct107877880"/>he arguments<text:change-end text:change-id="ct107877880"/>:<text:change-start text:change-id="ct107877984"/></text:p>
      <text:p text:style-name="P4"><text:change-end text:change-id="ct107877984"/>I<text:change-start text:change-id="ct107878088"/>n my OSS scripts, I have never relied on issuing a command once and forgetting about it. <text:change-end text:change-id="ct107878088"/><text:change-start text:change-id="ct107878192"/>Even when I saw for a fact that a particular command had been accepted, <text:change-end text:change-id="ct107878192"/><text:change-start text:change-id="ct107878296"/>I would issue that command again, after a while, because, for example, the aggregator may have had reset in the meantime (and I had overlooked that event). <text:change-end text:change-id="ct107878296"/>Or, perhaps, the node was disconnected from the OSS and is now connected back. <text:change-start text:change-id="ct107878400"/>Note that the piece of wire connecting the node's UART to the OSS I/O device can be easily unplugged, replugged, the node can be switched off, then on without stopping the script, and so on. This kind of unavoidably sloppy operation is not uncommon in <text:change-end text:change-id="ct107878400"/>an<text:change-start text:change-id="ct244798168"/> ad-hoc setup, and we should be prepared to <text:change-end text:change-id="ct244798168"/>deal<text:change-start text:change-id="ct107878504"/> with it.<text:change-end text:change-id="ct107878504"/> Even more: it should be considered absolutely normal.<text:change-start text:change-id="ct107878608"/></text:p>
      <text:p text:style-name="P4">Consequently, my way of organizing the activities of OSS scripts was to <text:change-end text:change-id="ct107878608"/>maintain<text:change-start text:change-id="ct107878712"/> a configuration of current (target) settings, and persistently make sure that the network (represented by the master node) <text:change-end text:change-id="ct107878712"/>followed<text:change-start text:change-id="ct107878816"/> those settings. So I would repeat the requisite commands (in a loop), possibly extending the intervals under conditions of perceived stability, and shortening them when something appeared wrong, but always keeping them finite.</text:p>
      <text:p text:style-name="P4">With this <text:change-end text:change-id="ct107878816"/>kind of <text:change-start text:change-id="ct107878920"/>philosophy, it is <text:change-end text:change-id="ct107878920"/>quite<text:change-start text:change-id="ct107879024"/> natural to always use explicit polling. In particular, the attractiveness of receiving something from the node spontaneously (without having to ask for it) is <text:change-end text:change-id="ct107879024"/>questionable<text:change-start text:change-id="ct107879232"/> because:</text:p>
      <text:list xml:id="list42178785" text:style-name="L1">
        <text:list-item>
          <text:p text:style-name="P16">the OSS program issues commands periodically anyway, so it doesn't benefit a lot from not having to worry about polling the node <text:change-end text:change-id="ct107879232"/>and<text:change-start text:change-id="ct107879336"/> <text:change-end text:change-id="ct107879336"/>just<text:change-start text:change-id="ct107879440"/> waiting for its output</text:p>
        </text:list-item>
        <text:list-item>
          <text:p text:style-name="P16">the node should not assume that when it says something unasked, that something will make it to the OSS program</text:p>
        </text:list-item>
      </text:list>
      <text:p text:style-name="P4">Indeed, the <text:change-end text:change-id="ct107879440"/>operation of<text:change-start text:change-id="ct107879544"/> simply writing the sensor data received from the collectors to the UART (without <text:change-end text:change-id="ct107879544"/>knowing for sure that somebody is listening<text:change-start text:change-id="ct107879648"/>) is <text:change-end text:change-id="ct107879648"/>pointless<text:change-start text:change-id="ct107879752"/>. <text:change-end text:change-id="ct107879752"/>Note<text:change-start text:change-id="ct107879856"/> that we do worry about confirming a collector's data received by an aggregator (so that the collector knows whether the data has been conveyed to the network), but (so far) we haven't worried <text:change-end text:change-id="ct107879856"/>at all <text:change-start text:change-id="ct107879960"/>about <text:change-end text:change-id="ct107879960"/>the reliability of <text:change-start text:change-id="ct107880064"/>conveying the data by the aggregator to the OSS program. <text:change-end text:change-id="ct107880064"/>Among the list of commands to the aggregator, there is no acknowledgment of its data report. Thus, an aggregator that sends the data to the UART without storing them in EEPROM operates inconsistently with the rest of the global scheme.</text:p>
      <text:p text:style-name="P4"><text:change-start text:change-id="ct107880168"/>The issue was discussed some time ago, and we agreed on the general ramification of data exchange that would allow a node passing (its own or forwarded) data to another node to know whether the transaction has succeeded.<text:change-end text:change-id="ct107880168"/><text:note text:id="ftn1" text:note-class="footnote"><text:note-citation>1</text:note-citation><text:note-body><text:p text:style-name="P15">Note that this does not mean that the data has been delivered to the sink, but only that the current node need not worry about the data any more (it has become somebody else's problem).</text:p></text:note-body></text:note><text:change-start text:change-id="ct107880272"/> Such a framework only makes sense if it<text:change-end text:change-id="ct107880272"/> i<text:change-start text:change-id="ct107880376"/>s consequently implemented at all steps (including the last one).<text:change-end text:change-id="ct107880376"/><text:change-start text:change-id="ct107880480"/></text:p>
      <text:p text:style-name="P4"><text:change-end text:change-id="ct107880480"/><text:change-start text:change-id="ct107880584"/><text:soft-page-break/>Retrieving <text:change-end text:change-id="ct107880584"/>(<text:change-start text:change-id="ct107880688"/>aggregate<text:change-end text:change-id="ct107880688"/>)<text:change-start text:change-id="ct107880792"/> sensor data from the master is the only action that makes me (slightly) uncomfortable proposing the<text:change-end text:change-id="ct107880792"/><text:change-start text:change-id="ct107880896"/> polled-only communication paradigm, but I am less and less worried about it<text:change-end text:change-id="ct107880896"/><text:change-start text:change-id="ct107881000"/>. Note that, assuming we really care about the reliability of this last-step data delivery, having received a bunch of sensor data from the network, the node cannot just write it out <text:change-end text:change-id="ct107881000"/><text:change-start text:change-id="ct107881104"/>to the UART <text:change-end text:change-id="ct107881104"/><text:change-start text:change-id="ct107881208"/>and discard. Even if it is allowed to push the data without having been explicitly polled by the OSS prog<text:change-end text:change-id="ct107881208"/>ram<text:change-start text:change-id="ct107881312"/>, it still must hold on to the data<text:change-end text:change-id="ct107881312"/><text:change-start text:change-id="ct107881416"/> until the program confirms its reception. This is <text:change-end text:change-id="ct107881416"/>not much<text:change-start text:change-id="ct107881520"/> more efficient than holding the d<text:change-end text:change-id="ct107881520"/><text:change-start text:change-id="ct107881624"/>ata until the program explicitly<text:change-end text:change-id="ct107881624"/> <text:change-start text:change-id="ct108382064"/>asks for it, assuming that it will ask soon enough. <text:change-end text:change-id="ct108382064"/>T<text:change-start text:change-id="ct108382168"/>here is little penalty for fre<text:change-end text:change-id="ct108382168"/><text:change-start text:change-id="ct108382272"/>quent<text:change-end text:change-id="ct108382272"/>ly<text:change-start text:change-id="ct108382376"/> polling the node through the UART, as such a node is powered either from a power outlet (possibly indirectly via the USB dongle)<text:change-end text:change-id="ct108382376"/><text:change-start text:change-id="ct108382480"/>, or from some other source capable of powering a PC, for which it matters not one whit whether the node connected to the USB dongle <text:change-end text:change-id="ct108382480"/><text:change-start text:change-id="ct108382584"/>loops on UART I/O or not.<text:change-end text:change-id="ct108382584"/></text:p>
      <text:p text:style-name="P7">The proposed protocol (an outline):</text:p>
      <text:p text:style-name="P4">The present illustration (see the praxis in this directory) shows one (tentative) way of implementing binary, reliable, reasonably compact OSS communication based on the polling paradigm. This is how it works.</text:p>
      <text:p text:style-name="P4">Binary XRS is used (operations <text:span text:style-name="T1">abb_in</text:span>, <text:span text:style-name="T1">abb_out</text:span>, <text:span text:style-name="T1">abb_outf</text:span> – see Serial.pdf). The two parties, i.e., the OSS program and the node, exchange messages, i.e., chunks of bytes, constituting XRS packets. Messages sent from the OSS program to the node are called commands, messages sent in the opposite direction are called responses. Communication is inherently asymmetric; consequently, the messages are interpreted differently depending on the direction (i.e., as requests and responses). XRS is responsible for the reliability of immediate data exchange.</text:p>
      <text:p text:style-name="P4">All messages start with a two-byte (one word in the little-endian order) header.<text:note text:id="ftn2" text:note-class="footnote"><text:note-citation>2</text:note-citation><text:note-body><text:p text:style-name="P15">We are talking about the specific OSS header, not the headers used by XRS itself and its underlying N-mode UART over TCV scheme. Those headers are, of course, transparent to the OSS.</text:p></text:note-body></text:note> The more significant 12 bits of that word are interpreted as the <text:span text:style-name="T1">command code</text:span>, and the remaining, least significant 4 bits encode the <text:span text:style-name="T1">status</text:span>.</text:p>
      <text:p text:style-name="P4">For the OSS-to-node direction, the status field is not explicitly used by the protocol. The command code identifies the request (command) and the status code is just passed to the praxis along with the command code; it can be ignored or used as a parameter of the request. Any remaining bytes of the message are considered parameters as well.</text:p>
      <text:p text:style-name="P4">For the node-to-OSS direction, the command code identifies the request type to which the message constitutes a reply. The status field should be zero, unless there was a problem with handling the request, in which case the status field hints at the nature of the problem. Any bytes following the header word are assumed to be the response to the respective request. When there is a problem (the status is nonzero), the response is empty (the message consists of the header only).<text:note text:id="ftn3" text:note-class="footnote"><text:note-citation>3</text:note-citation><text:note-body><text:p text:style-name="P15">This is not a formal requirement. Some of the nonzero status codes can indicate soft problems, although perhaps it makes better sense to describe such things in the response message.</text:p></text:note-body></text:note></text:p>
      <text:p text:style-name="P4">Note that there is no unique identification of requests and responses. Although a response identifies the request type to which it pertains, it doesn't say which particular request it is (e.g., it is conceivable that the OSS program issues requests in one place, possibly several requests of the same type in a row, and collects the responses elsewhere). The OSS program should be organized in such a way that this is never a problem.</text:p>
      <text:p text:style-name="P4">Command codes 0xF00 through 0xFFF are reserved for internal requests, i.e., requests that make sense (and look the same) for all OSS setups. Such requests will be handled by the OSS driver, i.e., the praxis-specific code will not see them.</text:p>
      <text:p text:style-name="P4"><text:soft-page-break/>Reliability is taken care of by XRS, except for one problem: the reconnection. When the two parties begin to talk (or resume the conversation) in unknown states, they <text:span text:style-name="T1">may not be synchronized</text:span> and the first message sent by either party (usually the first command sent by the OSS program) may (although doesn't have to) be ignored as a misdiagnosed “duplicate”. To eliminate this problem, a party suspecting that the connection may be out of sync (e.g., the node after reset, or the OSS program when reconnecting) will send two special “resync” messages named resync<text:span text:style-name="T9">0</text:span> and resync<text:span text:style-name="T9">1</text:span>. For the OSS to node direction, the two messages look like commands with codes 0xFFF and 0xFFE, respectively; for the other direction, they look like responses with the same command codes (so the messages are identical in both directions). The payloads of those messages are empty, i.e., they are exactly 2 bytes long. Their status fields are irrelevant and ignored.</text:p>
      <text:p text:style-name="P4">A resyncing node will send <text:s/>resync<text:span text:style-name="T9">0</text:span> immediately followed by resync<text:span text:style-name="T9">1</text:span>. Note that, regardless of the circumstances, at least the second one of the two messages will be received by the other party. Resync<text:span text:style-name="T9">0</text:span> is to be always completely ignored by the recipient (it is effectively a NOP). The OSS program receiving resync<text:span text:style-name="T9">1</text:span> will know that its connection is now reliable: it will not respond to the node in any special way, except for assuming the kind of polling appropriate for a newly reset node. The node, having received resync<text:span text:style-name="T9">1</text:span> from the OSS program, will respond with a resync<text:span text:style-name="T9">1</text:span> of its own (from its point of view, resync<text:span text:style-name="T9">1</text:span> is a request to which the node has to trivially respond). This will tell the OSS program that the node is now in sync. Having reconnected, the OSS program will ignore anything arriving from the node before resync<text:span text:style-name="T9">1 </text:span>.</text:p>
      <text:p text:style-name="P4">Note that the resync messages are one (and the only) exception from the rule that a node never says anything unless polled. Let us state this rule explicitly: <text:span text:style-name="T1">a node only sends responses to commands, except for the two versions of the resync message. </text:span><text:span text:style-name="T3">Also note that the node can always send the resync sequence spontaneously with no adverse impact on the exchange in progress. The OSS program may issue such sequences at any time, whenever it suspects that something may be wrong.</text:span></text:p>
      <text:p text:style-name="P5">Resync messages received by the node are never passed to the praxis: they are handled internally by the OSS driver. We reserve all codes from 0xF00 up for any internal messages that may be needed later. The enclosed illustration praxis uses codes 0xF7E and 0xF7F for commands to dump and set memory at the node, respectively. This seems like a handy (and powerful) function for debugging and troubleshooting.</text:p>
      <text:p text:style-name="P6">The illustration + some details</text:p>
      <text:p text:style-name="P5">Files <text:span text:style-name="T1">oss.h</text:span> and <text:span text:style-name="T1">oss.cc</text:span> include a simple driver that can be viewed as a “standard” praxis interface to the OSS. The sample praxis in <text:span text:style-name="T1">app.cc</text:span> shows how to initialize the interface (the details are explained in Serial.pdf) and how to communicate with the driver. The driver is built around an FSM (<text:span text:style-name="T1">oss_handler</text:span>) which performs these tasks:</text:p>
      <text:p text:style-name="P5">Upon startup (state <text:span text:style-name="T1">INIT_0</text:span>), the FSM issues the resync sequence (as described above). Then it enters the event loop (state <text:span text:style-name="T1">LOOP</text:span>).</text:p>
      <text:p text:style-name="P5">Having received an XRS packet (operation <text:span text:style-name="T1">abb_in</text:span> – see Serial.pdf), the FSM extracts the command code and compares it against the internal codes (see <text:span text:style-name="T1">oss.h</text:span> for the assignment of symbolic names). The first resync code (<text:span text:style-name="T1">OSS_CODE_RSA</text:span>) is ignored, in response to the second one (<text:span text:style-name="T1">OSS_CODE_RSB</text:span>) the FSM responds with the same received message.</text:p>
      <text:p text:style-name="P5">The driver handles two more requests internally (codes <text:span text:style-name="T1">OSS_CODE_MEMDUMP</text:span> and <text:span text:style-name="T1">OSS_CODE_MEMSET</text:span>).<text:note text:id="ftn4" text:note-class="footnote"><text:note-citation>4</text:note-citation><text:note-body><text:p text:style-name="P15">Not available under VUE<text:span text:style-name="T4">2</text:span>.</text:p></text:note-body></text:note> All other requests are passed to the praxis via the function <text:span text:style-name="T1">oss_request</text:span>, which the praxis must provide. This function (see a sample definition in <text:span text:style-name="T1">app.cc</text:span>) is basically the only programmatic interface between the praxis and the driver. That interface is supplemented by these two <text:soft-page-break/>global variables:</text:p>
      <text:p text:style-name="P13">byte *OSS_buf;</text:p>
      <text:p text:style-name="P14">word OSS_bufl;</text:p>
      <text:p text:style-name="P5"><text:span text:style-name="T1">OSS_buf</text:span>, holds the pointer to the current request (starting with the header), <text:span text:style-name="T1">OSS_bufl</text:span>, gives the length of the request, i.e., the number of bytes in <text:span text:style-name="T1">OSS_buf</text:span>.</text:p>
      <text:p text:style-name="P5">The interface function accepts one argument of type <text:span text:style-name="T1">word</text:span>, which is a state identifier. For those situations when the request cannot be fulfilled immediately, the function is allowed to block the driver (execute <text:span text:style-name="T1">release</text:span>), having previously set up a wake-up condition to the provided state. The wake-up event will cause the function to be called again. This scenario is illustrated in <text:span text:style-name="T1">app.cc</text:span> by the <text:span text:style-name="T1">DELAY</text:span> request which delays the response by the specified number of milliseconds.</text:p>
      <text:p text:style-name="P5">Generally, it is assumed that most (if not all) requests will be handled immediately. The blocking feature of <text:span text:style-name="T1">oss_request</text:span> is only for those occasions when the delay is guaranteed to be reasonable. This is because the driver remains blocked for as long as <text:span text:style-name="T1">oss_request</text:span> doesn't want to return and is incapable of responding to requests until that happens.<text:note text:id="ftn5" text:note-class="footnote"><text:note-citation>5</text:note-citation><text:note-body><text:p text:style-name="P15">I am not sure about this. Perhaps the function should never block?</text:p></text:note-body></text:note> For example, if the OSS asks the node for sensor data, and no such data is currently available, the node should not hold the request until the data materializes, but it should respond immediately with empty data. For those cases when the response cannot be produced for reasons unrelated to the semantics of the request (e.g., intermittent lack of memory to allocate the response buffer), there is a special nonzero status code, <text:span text:style-name="T1">OSS_STAT_LATER</text:span>, telling the OSS program that the node is in (hopefully temporary) trouble.</text:p>
      <text:p text:style-name="P5">When <text:span text:style-name="T1">oss_request</text:span> is invoked by the driver, <text:span text:style-name="T1">OSS_buf</text:span> contains the current request and <text:span text:style-name="T1">OSS_bufl</text:span> tells its length. The function is responsible for deallocating the request buffer when it is done with it; definitely before it returns. This simple job is best done by function <text:span text:style-name="T1">oss_clear</text:span>. Having deallocated the buffer, <text:span text:style-name="T1">oss_clear</text:span> will nullify the pointer to prevent another (erroneous) deletion. This way the operation is idempotent and can be safely performed multiple times.</text:p>
      <text:p text:style-name="P5">All requests must receive their responses. A response to the current request (handled by <text:span text:style-name="T1">oss_request</text:span>) can be generated in one of two ways. If the response is elaborate (e.g., see the <text:span text:style-name="T1">TIME</text:span> request), <text:span text:style-name="T1">oss_request</text:span> should deallocate the current buffer, allocate a new buffer for the response, build the response, and (before it returns) make sure that the buffer pointer is stored in <text:span text:style-name="T1">OSS_buf</text:span> (and its length is stored in <text:span text:style-name="T1">OSS_bufl</text:span>). If the driver finds out that <text:span text:style-name="T1">OSS_buf</text:span> is not NULL when the function returns, it will send back the contents of the buffer as the response (and deallocate the buffer afterwards). Note that the buffer will be deallocated by calling <text:span text:style-name="T1">ufree</text:span>, so it must be allocated by <text:span text:style-name="T1">umalloc</text:span> (it cannot be, e.g., a static string). If the function leaves <text:span text:style-name="T1">OSS_buf</text:span> not NULL upon return, its returned value doesn't matter.</text:p>
      <text:p text:style-name="P5">If the response is short (as is often the case) and merely consists of the header, the function will just deallocate the request buffer (by calling <text:span text:style-name="T1">oss_clear</text:span>) and return the (4-bit) status code as its value. The driver will find that <text:span text:style-name="T1">OSS_buf</text:span> is NULL and it will create a simple (header-only) response incorporating the original request's command code and the status value returned by the function.</text:p>
      <text:p text:style-name="P5">Note that in those cases when the (elaborate) response is of the same (or perhaps slightly shorter) length as the request, <text:span text:style-name="T1">oss_request</text:span> can recycle the original request buffer to store the response in. That buffer has been allocated by <text:span text:style-name="T1">umalloc</text:span>, so instead of deallocating it and allocating a new buffer of the same (or slightly shorter) size, the function can just store the response in the old buffer (note that the proper command code is already there) and adjust <text:span text:style-name="T1">OSS_bufl</text:span> (if the response happens to be shorter than the request). A trivial illustration of this scenario is in servicing the <text:span text:style-name="T1">ECHO</text:span> request (in that case, the response is exactly the same as the request).</text:p>
      <text:p text:style-name="P5"/>
      <text:p text:style-name="P6"><text:soft-page-break/>Terminal emulation, diag, and stuff</text:p>
      <text:p text:style-name="P5">One reason why we have been reluctant to go binary with the OSS interface is the loss of immediate visibility of what is going on, which seems to complicate debugging and requires (right from the beginning) a special program to talk to the node. That program has to be created and debugged (in parallel with debugging the praxis), which introduces extra complexity and inconvenience. We need a way around this difficulty.</text:p>
      <text:p text:style-name="P5">One hopes that with the definition of a standardized framework for binary OSS interfaces, the problem will be greatly reduced, or even eliminated, with the assistance of <text:span text:style-name="T1">piter</text:span> (see Serial.pdf) in its new incarnation conveniently extensible with plugins. The sample praxis includes such a plugin for illustration. Here is how you should invoke piter (in the present directory, so it sees the plugin) to communicate with the praxis:</text:p>
      <text:p text:style-name="P5"><text:tab/><text:span text:style-name="T6">piter -p </text:span><text:span text:style-name="T7">n</text:span><text:span text:style-name="T6"> -m x -b -P</text:span></text:p>
      <text:p text:style-name="P5">where<text:span text:style-name="T12"> </text:span><text:span text:style-name="T13">n</text:span><text:span text:style-name="T12"> </text:span>is the COM port number.</text:p>
      <text:p text:style-name="P5">Note that you don't absolutely need the plugin to communicate with the praxis. For example, when you invoke <text:span text:style-name="T1">piter</text:span> without the <text:span text:style-name="T14">-P</text:span>, you can still enter binary commands, e.g.,</text:p>
      <text:p text:style-name="P5"><text:tab/><text:span text:style-name="T6">0 0</text:span></text:p>
      <text:p text:style-name="P5">amounts to the <text:span text:style-name="T1">TIME</text:span> request (a single word containing command zero and status zero). A response to such a request may come as:</text:p>
      <text:p text:style-name="P5"><text:tab/><text:span text:style-name="T6">00 00 F8 02 00 00</text:span></text:p>
      <text:p text:style-name="P5">which is the original command header followed by the little-endian long number of seconds since the node's reset.</text:p>
      <text:p text:style-name="P5">The plugin provides symbolic names for the commands as well as a simple parser for some arguments. Here is the command syntax:</text:p>
      <text:p text:style-name="P11"><text:tab/><text:span text:style-name="T6">time</text:span></text:p>
      <text:p text:style-name="P12"><text:tab/>echo <text:span text:style-name="T2">sequence-of-byte-values-and/or-strings</text:span></text:p>
      <text:p text:style-name="P12"><text:tab/>delay <text:span text:style-name="T2">word-value</text:span></text:p>
      <text:p text:style-name="P12"><text:tab/>reset</text:p>
      <text:p text:style-name="P12"><text:tab/>diag <text:span text:style-name="T2">string</text:span></text:p>
      <text:p text:style-name="P12"><text:span text:style-name="T1"><text:tab/></text:span>dump<text:span text:style-name="T1"> </text:span><text:span text:style-name="T2">address number-of-bytes</text:span></text:p>
      <text:p text:style-name="P12"><text:span text:style-name="T1"><text:tab/></text:span>memset<text:span text:style-name="T1"> </text:span><text:span text:style-name="T2">address byte-value … byte-value</text:span></text:p>
      <text:p text:style-name="P11"><text:span text:style-name="T8"><text:tab/></text:span><text:span text:style-name="T6">resync</text:span></text:p>
      <text:p text:style-name="P11"><text:span text:style-name="T6"/></text:p>
      <text:p text:style-name="P5">Examples:</text:p>
      <text:p text:style-name="P11"><text:tab/><text:span text:style-name="T6">echo 1 2 3 4 5 6</text:span></text:p>
      <text:p text:style-name="P12"><text:tab/>delay 0x1000</text:p>
      <text:p text:style-name="P12"><text:tab/>diag “this is a diag message”</text:p>
      <text:p text:style-name="P12"><text:tab/>dump 0xC000 16</text:p>
      <text:p text:style-name="P8"><text:tab/>memset 0xA002 3 4 5 0x18</text:p>
      <text:p text:style-name="P5">The role of the <text:span text:style-name="T1">diag</text:span> command is to test/demonstrate the operation of the standard function <text:span text:style-name="T1">diag</text:span> in the binary XRS setup. This function <text:span text:style-name="T1">does work </text:span>(as described in Serial.pdf) so it is quite easy to insert into the praxis code debug messages. Those messages arrive out of band (completely bypassing the protocol) and are immediately shown by <text:span text:style-name="T1">piter</text:span> regardless of the protocol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Pawel Gburzynski</dc:creator>
    <dc:date>2011-09-02T22:42:21.50</dc:date>
    <meta:editing-cycles>111</meta:editing-cycles>
    <meta:editing-duration>P2DT15H38M50S</meta:editing-duration>
    <meta:document-statistic meta:table-count="0" meta:image-count="0" meta:object-count="0" meta:page-count="5" meta:paragraph-count="71" meta:word-count="2911" meta:character-count="17380"/>
    <meta:user-defined meta:name="Info 1"/>
    <meta:user-defined meta:name="Info 2"/>
    <meta:user-defined meta:name="Info 3"/>
    <meta:user-defined meta:name="Info 4"/>
  </office:meta>
</office:document-meta>
</file>